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I am a contemplative philosopher &amp; hermit who emotionally gravitates towards what I judge to be the most consequential world events, so that I can consider how human beings might optimize flourishing for the species in the given circumstances. I do not do this so that I can be known or credited. I have the luxury of living, in secret, by principle; and I have accepted the call to love Wisdom, so that She may expand the soul of the Truth. This is my purpose. </text:p>
      <text:p text:style-name="Normal"/>
      <text:p text:style-name="Normal"/>
      <text:p text:style-name="Normal"/>
      <text:p text:style-name="Normal"/>
      <text:p text:style-name="Normal">A Purple Priestess taught me that old Trinity of Salvation</text:p>
      <text:p text:style-name="Normal">Father, Son and Holy Spirit</text:p>
      <text:p text:style-name="Normal">Or</text:p>
      <text:p text:style-name="Normal">If you prefer</text:p>
      <text:p text:style-name="Normal">The Transcendent Mind, The Immanent Heart, The Breath of Marriage</text:p>
      <text:p text:style-name="Normal">Attending Maiden angels</text:p>
      <text:p text:style-name="Normal">Netzach</text:p>
      <text:p text:style-name="Normal">Hod</text:p>
      <text:p text:style-name="Normal">Da’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